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Gill Sans MT_CCJU"/>
    </style:style>
    <style:style style:name="P3" style:family="paragraph" style:parent-style-name="Text_20_body">
      <style:paragraph-properties fo:text-align="justify" style:justify-single-word="false"/>
      <style:text-properties style:font-name="Gill Sans MT_CCJU1" fo:font-size="11pt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Gill Sans MT_CCJU1" fo:font-size="11pt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paragraph-properties fo:break-before="auto" fo:break-after="auto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Text_20_body">
      <style:paragraph-properties fo:margin-left="2cm" fo:margin-right="0cm" fo:text-indent="-2cm" style:auto-text-indent="false"/>
      <style:text-properties style:font-name="Gill Sans MT_CCJU" fo:font-weight="bold"/>
    </style:style>
    <style:style style:name="P8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0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Arial" fo:font-size="11pt" fo:font-weight="bold" style:font-size-asian="11pt" style:font-size-complex="11pt"/>
    </style:style>
    <style:style style:name="P12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 fo:padding="0cm" fo:border="none" style:shadow="none">
        <style:tab-stops>
          <style:tab-stop style:position="12.065cm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PCheader#%</text:p>
      <text:p text:style-name="P12"/>
      <text:p text:style-name="P5">%=NSS_BILLAG=%</text:p>
      <text:p text:style-name="P11"/>
      <text:p text:style-name="P7">%=TITRE_BILLAG=%</text:p>
      <text:p text:style-name="P2"/>
      <text:p text:style-name="P4">%=POLITESSE_BILLAG=%</text:p>
      <text:p text:style-name="P3">%=PAR1_BILLAG=%</text:p>
      <text:p text:style-name="P3">%=PAR2_BILLAG=%</text:p>
      <text:p text:style-name="P3">%=PAR3_BILLAG=%</text:p>
      <text:p text:style-name="P3">%=PAR4_BILLAG=%</text:p>
      <text:p text:style-name="P8"/>
      <text:p text:style-name="P9">%=SALUTATIONS_BILLAG=%</text:p>
      <text:p text:style-name="P8"/>
      <text:p text:style-name="P8">%#include PCsignature#%</text:p>
      <text:p text:style-name="P1"/>
      <text:p text:style-name="P13"/>
      <text:p text:style-name="Standard"/>
      <text:p text:style-name="Standard"><text:tab/></text:p>
      <text:p text:style-name="P10"/>
      <text:p text:style-name="P10"/>
      <text:p text:style-name="P10"><draw:frame draw:style-name="fr1" draw:name="Frame1" text:anchor-type="paragraph" svg:x="12.051cm" svg:y="0.15cm" svg:width="5.343cm" draw:z-index="0"><draw:text-box fo:min-height="0.769cm"><text:p text:style-name="P14">%=ADRESSE_FORM=%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1.499cm" fo:margin-left="1.693cm" fo:margin-right="1.8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1-02T11:52:54.68</dc:date>
    <meta:editing-cycles>29</meta:editing-cycles>
    <meta:editing-duration>PT1H17M18S</meta:editing-duration>
    <meta:document-statistic meta:table-count="0" meta:image-count="0" meta:object-count="0" meta:page-count="2" meta:paragraph-count="13" meta:word-count="14" meta:character-count="210"/>
    <meta:user-defined meta:name="Info 1"/>
    <meta:user-defined meta:name="Info 2"/>
    <meta:user-defined meta:name="Info 3"/>
    <meta:user-defined meta:name="Info 4"/>
  </office:meta>
</office:document-meta>
</file>